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1.13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3106in" svg:height="5.8457in" svg:x="3.0949in" svg:y="0.6902in">
            <draw:object draw:notify-on-update-of-ranges="Sheet1.A1:Sheet1.A1 Sheet1.A2:Sheet1.A201 Sheet1.B1:Sheet1.B1 Sheet1.B2:Sheet1.B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ce1"/>
        <table:table-row table:style-name="ro3">
          <table:table-cell office:value-type="string">
            <text:p>Nodejs</text:p>
          </table:table-cell>
          <table:table-cell table:style-name="Default" office:value-type="string">
            <text:p>Php</text:p>
          </table:table-cell>
        </table:table-row>
        <table:table-row table:style-name="ro4">
          <table:table-cell office:value-type="float" office:value="5.503">
            <text:p>5.503</text:p>
          </table:table-cell>
          <table:table-cell office:value-type="float" office:value="2.6201500892639">
            <text:p>2.620</text:p>
          </table:table-cell>
        </table:table-row>
        <table:table-row table:style-name="ro4">
          <table:table-cell office:value-type="float" office:value="3.271">
            <text:p>3.271</text:p>
          </table:table-cell>
          <table:table-cell office:value-type="float" office:value="5.381854057312">
            <text:p>5.382</text:p>
          </table:table-cell>
        </table:table-row>
        <table:table-row table:style-name="ro4">
          <table:table-cell office:value-type="float" office:value="4.195">
            <text:p>4.195</text:p>
          </table:table-cell>
          <table:table-cell office:value-type="float" office:value="8.9085130691528">
            <text:p>8.909</text:p>
          </table:table-cell>
        </table:table-row>
        <table:table-row table:style-name="ro4">
          <table:table-cell office:value-type="float" office:value="3.554">
            <text:p>3.554</text:p>
          </table:table-cell>
          <table:table-cell office:value-type="float" office:value="13.312482118607">
            <text:p>13.312</text:p>
          </table:table-cell>
        </table:table-row>
        <table:table-row table:style-name="ro4">
          <table:table-cell office:value-type="float" office:value="4.226">
            <text:p>4.226</text:p>
          </table:table-cell>
          <table:table-cell office:value-type="float" office:value="16.0226790905">
            <text:p>16.023</text:p>
          </table:table-cell>
        </table:table-row>
        <table:table-row table:style-name="ro4">
          <table:table-cell office:value-type="float" office:value="5.426">
            <text:p>5.426</text:p>
          </table:table-cell>
          <table:table-cell office:value-type="float" office:value="18.607885122299">
            <text:p>18.608</text:p>
          </table:table-cell>
        </table:table-row>
        <table:table-row table:style-name="ro4">
          <table:table-cell office:value-type="float" office:value="5.798">
            <text:p>5.798</text:p>
          </table:table-cell>
          <table:table-cell office:value-type="float" office:value="21.254508972168">
            <text:p>21.255</text:p>
          </table:table-cell>
        </table:table-row>
        <table:table-row table:style-name="ro4">
          <table:table-cell office:value-type="float" office:value="6.739">
            <text:p>6.739</text:p>
          </table:table-cell>
          <table:table-cell office:value-type="float" office:value="23.693239927292">
            <text:p>23.693</text:p>
          </table:table-cell>
        </table:table-row>
        <table:table-row table:style-name="ro4">
          <table:table-cell office:value-type="float" office:value="6.819">
            <text:p>6.819</text:p>
          </table:table-cell>
          <table:table-cell office:value-type="float" office:value="26.190629959106">
            <text:p>26.191</text:p>
          </table:table-cell>
        </table:table-row>
        <table:table-row table:style-name="ro4">
          <table:table-cell office:value-type="float" office:value="8.331">
            <text:p>8.331</text:p>
          </table:table-cell>
          <table:table-cell office:value-type="float" office:value="28.637016057968">
            <text:p>28.637</text:p>
          </table:table-cell>
        </table:table-row>
        <table:table-row table:style-name="ro4">
          <table:table-cell office:value-type="float" office:value="8.769">
            <text:p>8.769</text:p>
          </table:table-cell>
          <table:table-cell office:value-type="float" office:value="31.168414115906">
            <text:p>31.168</text:p>
          </table:table-cell>
        </table:table-row>
        <table:table-row table:style-name="ro4">
          <table:table-cell office:value-type="float" office:value="8.74">
            <text:p>8.74</text:p>
          </table:table-cell>
          <table:table-cell office:value-type="float" office:value="34.660202980042">
            <text:p>34.660</text:p>
          </table:table-cell>
        </table:table-row>
        <table:table-row table:style-name="ro4">
          <table:table-cell office:value-type="float" office:value="9.162">
            <text:p>9.162</text:p>
          </table:table-cell>
          <table:table-cell office:value-type="float" office:value="37.169605016708">
            <text:p>37.170</text:p>
          </table:table-cell>
        </table:table-row>
        <table:table-row table:style-name="ro4">
          <table:table-cell office:value-type="float" office:value="9.194">
            <text:p>9.194</text:p>
          </table:table-cell>
          <table:table-cell office:value-type="float" office:value="39.56841802597">
            <text:p>39.568</text:p>
          </table:table-cell>
        </table:table-row>
        <table:table-row table:style-name="ro4">
          <table:table-cell office:value-type="float" office:value="10.66">
            <text:p>10.66</text:p>
          </table:table-cell>
          <table:table-cell office:value-type="float" office:value="42.043573141098">
            <text:p>42.044</text:p>
          </table:table-cell>
        </table:table-row>
        <table:table-row table:style-name="ro4">
          <table:table-cell office:value-type="float" office:value="11.369">
            <text:p>11.369</text:p>
          </table:table-cell>
          <table:table-cell office:value-type="float" office:value="44.380743026733">
            <text:p>44.381</text:p>
          </table:table-cell>
        </table:table-row>
        <table:table-row table:style-name="ro4">
          <table:table-cell office:value-type="float" office:value="11.406">
            <text:p>11.406</text:p>
          </table:table-cell>
          <table:table-cell office:value-type="float" office:value="47.06934595108">
            <text:p>47.069</text:p>
          </table:table-cell>
        </table:table-row>
        <table:table-row table:style-name="ro4">
          <table:table-cell office:value-type="float" office:value="11.893">
            <text:p>11.893</text:p>
          </table:table-cell>
          <table:table-cell office:value-type="float" office:value="49.567582130432">
            <text:p>49.568</text:p>
          </table:table-cell>
        </table:table-row>
        <table:table-row table:style-name="ro4">
          <table:table-cell office:value-type="float" office:value="12.142">
            <text:p>12.142</text:p>
          </table:table-cell>
          <table:table-cell office:value-type="float" office:value="52.264964103699">
            <text:p>52.265</text:p>
          </table:table-cell>
        </table:table-row>
        <table:table-row table:style-name="ro4">
          <table:table-cell office:value-type="float" office:value="13.044">
            <text:p>13.044</text:p>
          </table:table-cell>
          <table:table-cell office:value-type="float" office:value="54.67702293396">
            <text:p>54.677</text:p>
          </table:table-cell>
        </table:table-row>
        <table:table-row table:style-name="ro4">
          <table:table-cell office:value-type="float" office:value="13.729">
            <text:p>13.729</text:p>
          </table:table-cell>
          <table:table-cell office:value-type="float" office:value="57.235003948212">
            <text:p>57.235</text:p>
          </table:table-cell>
        </table:table-row>
        <table:table-row table:style-name="ro4">
          <table:table-cell office:value-type="float" office:value="13.757">
            <text:p>13.757</text:p>
          </table:table-cell>
          <table:table-cell office:value-type="float" office:value="59.849898099899">
            <text:p>59.850</text:p>
          </table:table-cell>
        </table:table-row>
        <table:table-row table:style-name="ro4">
          <table:table-cell office:value-type="float" office:value="14.174">
            <text:p>14.174</text:p>
          </table:table-cell>
          <table:table-cell office:value-type="float" office:value="62.964229106903">
            <text:p>62.964</text:p>
          </table:table-cell>
        </table:table-row>
        <table:table-row table:style-name="ro4">
          <table:table-cell office:value-type="float" office:value="14.478">
            <text:p>14.478</text:p>
          </table:table-cell>
          <table:table-cell office:value-type="float" office:value="67.241295099258">
            <text:p>67.241</text:p>
          </table:table-cell>
        </table:table-row>
        <table:table-row table:style-name="ro4">
          <table:table-cell office:value-type="float" office:value="15.36">
            <text:p>15.36</text:p>
          </table:table-cell>
          <table:table-cell office:value-type="float" office:value="73.585225105286">
            <text:p>73.585</text:p>
          </table:table-cell>
        </table:table-row>
        <table:table-row table:style-name="ro4">
          <table:table-cell office:value-type="float" office:value="16.324">
            <text:p>16.324</text:p>
          </table:table-cell>
          <table:table-cell office:value-type="float" office:value="80.165962934494">
            <text:p>80.166</text:p>
          </table:table-cell>
        </table:table-row>
        <table:table-row table:style-name="ro4">
          <table:table-cell office:value-type="float" office:value="16.361">
            <text:p>16.361</text:p>
          </table:table-cell>
          <table:table-cell office:value-type="float" office:value="91.263222932816">
            <text:p>91.263</text:p>
          </table:table-cell>
        </table:table-row>
        <table:table-row table:style-name="ro4">
          <table:table-cell office:value-type="float" office:value="16.831">
            <text:p>16.831</text:p>
          </table:table-cell>
          <table:table-cell office:value-type="float" office:value="94.423671007156">
            <text:p>94.424</text:p>
          </table:table-cell>
        </table:table-row>
        <table:table-row table:style-name="ro4">
          <table:table-cell office:value-type="float" office:value="17.044">
            <text:p>17.044</text:p>
          </table:table-cell>
          <table:table-cell office:value-type="float" office:value="111.8800239563">
            <text:p>111.880</text:p>
          </table:table-cell>
        </table:table-row>
        <table:table-row table:style-name="ro4">
          <table:table-cell office:value-type="float" office:value="18.245">
            <text:p>18.245</text:p>
          </table:table-cell>
          <table:table-cell office:value-type="float" office:value="114.32763695717">
            <text:p>114.328</text:p>
          </table:table-cell>
        </table:table-row>
        <table:table-row table:style-name="ro4">
          <table:table-cell office:value-type="float" office:value="18.953">
            <text:p>18.953</text:p>
          </table:table-cell>
          <table:table-cell office:value-type="float" office:value="117.66591501236">
            <text:p>117.666</text:p>
          </table:table-cell>
        </table:table-row>
        <table:table-row table:style-name="ro4">
          <table:table-cell office:value-type="float" office:value="19.048">
            <text:p>19.048</text:p>
          </table:table-cell>
          <table:table-cell office:value-type="float" office:value="120.0665910244">
            <text:p>120.067</text:p>
          </table:table-cell>
        </table:table-row>
        <table:table-row table:style-name="ro4">
          <table:table-cell office:value-type="float" office:value="19.719">
            <text:p>19.719</text:p>
          </table:table-cell>
          <table:table-cell office:value-type="float" office:value="123.33286213875">
            <text:p>123.333</text:p>
          </table:table-cell>
        </table:table-row>
        <table:table-row table:style-name="ro4">
          <table:table-cell office:value-type="float" office:value="19.899">
            <text:p>19.899</text:p>
          </table:table-cell>
          <table:table-cell office:value-type="float" office:value="125.86125707626">
            <text:p>125.861</text:p>
          </table:table-cell>
        </table:table-row>
        <table:table-row table:style-name="ro4">
          <table:table-cell office:value-type="float" office:value="21.88">
            <text:p>21.88</text:p>
          </table:table-cell>
          <table:table-cell office:value-type="float" office:value="129.08283495903">
            <text:p>129.083</text:p>
          </table:table-cell>
        </table:table-row>
        <table:table-row table:style-name="ro4">
          <table:table-cell office:value-type="float" office:value="28.493">
            <text:p>28.493</text:p>
          </table:table-cell>
          <table:table-cell office:value-type="float" office:value="131.51324915886">
            <text:p>131.513</text:p>
          </table:table-cell>
        </table:table-row>
        <table:table-row table:style-name="ro4">
          <table:table-cell office:value-type="float" office:value="25.206">
            <text:p>25.206</text:p>
          </table:table-cell>
          <table:table-cell office:value-type="float" office:value="134.81029510498">
            <text:p>134.810</text:p>
          </table:table-cell>
        </table:table-row>
        <table:table-row table:style-name="ro4">
          <table:table-cell office:value-type="float" office:value="30.679">
            <text:p>30.679</text:p>
          </table:table-cell>
          <table:table-cell office:value-type="float" office:value="137.17528796196">
            <text:p>137.175</text:p>
          </table:table-cell>
        </table:table-row>
        <table:table-row table:style-name="ro4">
          <table:table-cell office:value-type="float" office:value="51.258">
            <text:p>51.258</text:p>
          </table:table-cell>
          <table:table-cell office:value-type="float" office:value="140.81306600571">
            <text:p>140.813</text:p>
          </table:table-cell>
        </table:table-row>
        <table:table-row table:style-name="ro4">
          <table:table-cell office:value-type="float" office:value="35.827">
            <text:p>35.827</text:p>
          </table:table-cell>
          <table:table-cell office:value-type="float" office:value="143.2253370285">
            <text:p>143.225</text:p>
          </table:table-cell>
        </table:table-row>
        <table:table-row table:style-name="ro4">
          <table:table-cell office:value-type="float" office:value="39.615">
            <text:p>39.615</text:p>
          </table:table-cell>
          <table:table-cell office:value-type="float" office:value="147.74959611893">
            <text:p>147.750</text:p>
          </table:table-cell>
        </table:table-row>
        <table:table-row table:style-name="ro4">
          <table:table-cell office:value-type="float" office:value="41.12">
            <text:p>41.12</text:p>
          </table:table-cell>
          <table:table-cell office:value-type="float" office:value="150.28162312508">
            <text:p>150.282</text:p>
          </table:table-cell>
        </table:table-row>
        <table:table-row table:style-name="ro4">
          <table:table-cell office:value-type="float" office:value="31.33">
            <text:p>31.33</text:p>
          </table:table-cell>
          <table:table-cell office:value-type="float" office:value="153.96357107162">
            <text:p>153.964</text:p>
          </table:table-cell>
        </table:table-row>
        <table:table-row table:style-name="ro4">
          <table:table-cell office:value-type="float" office:value="50.208">
            <text:p>50.208</text:p>
          </table:table-cell>
          <table:table-cell office:value-type="float" office:value="156.71338009834">
            <text:p>156.713</text:p>
          </table:table-cell>
        </table:table-row>
        <table:table-row table:style-name="ro4">
          <table:table-cell office:value-type="float" office:value="70.637">
            <text:p>70.637</text:p>
          </table:table-cell>
          <table:table-cell office:value-type="float" office:value="160.02599215508">
            <text:p>160.026</text:p>
          </table:table-cell>
        </table:table-row>
        <table:table-row table:style-name="ro4">
          <table:table-cell office:value-type="float" office:value="68.725">
            <text:p>68.725</text:p>
          </table:table-cell>
          <table:table-cell office:value-type="float" office:value="162.45007705688">
            <text:p>162.450</text:p>
          </table:table-cell>
        </table:table-row>
        <table:table-row table:style-name="ro4">
          <table:table-cell office:value-type="float" office:value="51.227">
            <text:p>51.227</text:p>
          </table:table-cell>
          <table:table-cell office:value-type="float" office:value="165.82129502296">
            <text:p>165.821</text:p>
          </table:table-cell>
        </table:table-row>
        <table:table-row table:style-name="ro4">
          <table:table-cell office:value-type="float" office:value="50.209">
            <text:p>50.209</text:p>
          </table:table-cell>
          <table:table-cell office:value-type="float" office:value="170.53735399246">
            <text:p>170.537</text:p>
          </table:table-cell>
        </table:table-row>
        <table:table-row table:style-name="ro4">
          <table:table-cell office:value-type="float" office:value="71.725">
            <text:p>71.725</text:p>
          </table:table-cell>
          <table:table-cell office:value-type="float" office:value="173.78913712502">
            <text:p>173.789</text:p>
          </table:table-cell>
        </table:table-row>
        <table:table-row table:style-name="ro4">
          <table:table-cell office:value-type="float" office:value="70.228">
            <text:p>70.228</text:p>
          </table:table-cell>
          <table:table-cell office:value-type="float" office:value="176.26395893097">
            <text:p>176.264</text:p>
          </table:table-cell>
        </table:table-row>
        <table:table-row table:style-name="ro4">
          <table:table-cell office:value-type="float" office:value="51.259">
            <text:p>51.259</text:p>
          </table:table-cell>
          <table:table-cell office:value-type="float" office:value="179.74042916298">
            <text:p>179.740</text:p>
          </table:table-cell>
        </table:table-row>
        <table:table-row table:style-name="ro4">
          <table:table-cell office:value-type="float" office:value="76.286">
            <text:p>76.286</text:p>
          </table:table-cell>
          <table:table-cell office:value-type="float" office:value="182.21491098404">
            <text:p>182.215</text:p>
          </table:table-cell>
        </table:table-row>
        <table:table-row table:style-name="ro4">
          <table:table-cell office:value-type="float" office:value="75.179">
            <text:p>75.179</text:p>
          </table:table-cell>
          <table:table-cell office:value-type="float" office:value="185.48972511292">
            <text:p>185.490</text:p>
          </table:table-cell>
        </table:table-row>
        <table:table-row table:style-name="ro4">
          <table:table-cell office:value-type="float" office:value="70.229">
            <text:p>70.229</text:p>
          </table:table-cell>
          <table:table-cell office:value-type="float" office:value="187.91552615166">
            <text:p>187.916</text:p>
          </table:table-cell>
        </table:table-row>
        <table:table-row table:style-name="ro4">
          <table:table-cell office:value-type="float" office:value="76.578">
            <text:p>76.578</text:p>
          </table:table-cell>
          <table:table-cell office:value-type="float" office:value="196.14780497551">
            <text:p>196.148</text:p>
          </table:table-cell>
        </table:table-row>
        <table:table-row table:style-name="ro4">
          <table:table-cell office:value-type="float" office:value="70.701">
            <text:p>70.701</text:p>
          </table:table-cell>
          <table:table-cell office:value-type="float" office:value="198.75110411644">
            <text:p>198.751</text:p>
          </table:table-cell>
        </table:table-row>
        <table:table-row table:style-name="ro4">
          <table:table-cell office:value-type="float" office:value="77.101">
            <text:p>77.101</text:p>
          </table:table-cell>
          <table:table-cell office:value-type="float" office:value="206.96781802177">
            <text:p>206.968</text:p>
          </table:table-cell>
        </table:table-row>
        <table:table-row table:style-name="ro4">
          <table:table-cell office:value-type="float" office:value="71.902">
            <text:p>71.902</text:p>
          </table:table-cell>
          <table:table-cell office:value-type="float" office:value="209.83681607246">
            <text:p>209.837</text:p>
          </table:table-cell>
        </table:table-row>
        <table:table-row table:style-name="ro4">
          <table:table-cell office:value-type="float" office:value="77.777">
            <text:p>77.777</text:p>
          </table:table-cell>
          <table:table-cell office:value-type="float" office:value="213.2826359272">
            <text:p>213.283</text:p>
          </table:table-cell>
        </table:table-row>
        <table:table-row table:style-name="ro4">
          <table:table-cell office:value-type="float" office:value="78.185">
            <text:p>78.185</text:p>
          </table:table-cell>
          <table:table-cell office:value-type="float" office:value="215.84947013855">
            <text:p>215.849</text:p>
          </table:table-cell>
        </table:table-row>
        <table:table-row table:style-name="ro4">
          <table:table-cell office:value-type="float" office:value="79.274">
            <text:p>79.274</text:p>
          </table:table-cell>
          <table:table-cell office:value-type="float" office:value="219.44806694984">
            <text:p>219.448</text:p>
          </table:table-cell>
        </table:table-row>
        <table:table-row table:style-name="ro4">
          <table:table-cell office:value-type="float" office:value="78.733">
            <text:p>78.733</text:p>
          </table:table-cell>
          <table:table-cell office:value-type="float" office:value="222.41521596909">
            <text:p>222.415</text:p>
          </table:table-cell>
        </table:table-row>
        <table:table-row table:style-name="ro4">
          <table:table-cell office:value-type="float" office:value="79.55">
            <text:p>79.55</text:p>
          </table:table-cell>
          <table:table-cell office:value-type="float" office:value="230.82866811752">
            <text:p>230.829</text:p>
          </table:table-cell>
        </table:table-row>
        <table:table-row table:style-name="ro4">
          <table:table-cell office:value-type="float" office:value="80.205">
            <text:p>80.205</text:p>
          </table:table-cell>
          <table:table-cell office:value-type="float" office:value="233.23984193802">
            <text:p>233.240</text:p>
          </table:table-cell>
        </table:table-row>
        <table:table-row table:style-name="ro4">
          <table:table-cell office:value-type="float" office:value="80.525">
            <text:p>80.525</text:p>
          </table:table-cell>
          <table:table-cell office:value-type="float" office:value="236.66797494888">
            <text:p>236.668</text:p>
          </table:table-cell>
        </table:table-row>
        <table:table-row table:style-name="ro4">
          <table:table-cell office:value-type="float" office:value="81.134">
            <text:p>81.134</text:p>
          </table:table-cell>
          <table:table-cell office:value-type="float" office:value="239.25274896622">
            <text:p>239.253</text:p>
          </table:table-cell>
        </table:table-row>
        <table:table-row table:style-name="ro4">
          <table:table-cell office:value-type="float" office:value="81.603">
            <text:p>81.603</text:p>
          </table:table-cell>
          <table:table-cell office:value-type="float" office:value="242.71737003326">
            <text:p>242.717</text:p>
          </table:table-cell>
        </table:table-row>
        <table:table-row table:style-name="ro4">
          <table:table-cell office:value-type="float" office:value="82.058">
            <text:p>82.058</text:p>
          </table:table-cell>
          <table:table-cell office:value-type="float" office:value="245.56279301643">
            <text:p>245.563</text:p>
          </table:table-cell>
        </table:table-row>
        <table:table-row table:style-name="ro4">
          <table:table-cell office:value-type="float" office:value="82.536">
            <text:p>82.536</text:p>
          </table:table-cell>
          <table:table-cell office:value-type="float" office:value="249.12583494186">
            <text:p>249.126</text:p>
          </table:table-cell>
        </table:table-row>
        <table:table-row table:style-name="ro4">
          <table:table-cell office:value-type="float" office:value="83.143">
            <text:p>83.143</text:p>
          </table:table-cell>
          <table:table-cell office:value-type="float" office:value="251.66975593567">
            <text:p>251.670</text:p>
          </table:table-cell>
        </table:table-row>
        <table:table-row table:style-name="ro4">
          <table:table-cell office:value-type="float" office:value="83.808">
            <text:p>83.808</text:p>
          </table:table-cell>
          <table:table-cell office:value-type="float" office:value="255.15076899529">
            <text:p>255.151</text:p>
          </table:table-cell>
        </table:table-row>
        <table:table-row table:style-name="ro4">
          <table:table-cell office:value-type="float" office:value="84.215">
            <text:p>84.215</text:p>
          </table:table-cell>
          <table:table-cell office:value-type="float" office:value="258.21407413483">
            <text:p>258.214</text:p>
          </table:table-cell>
        </table:table-row>
        <table:table-row table:style-name="ro4">
          <table:table-cell office:value-type="float" office:value="84.876">
            <text:p>84.876</text:p>
          </table:table-cell>
          <table:table-cell office:value-type="float" office:value="261.96271395683">
            <text:p>261.963</text:p>
          </table:table-cell>
        </table:table-row>
        <table:table-row table:style-name="ro4">
          <table:table-cell office:value-type="float" office:value="85.335">
            <text:p>85.335</text:p>
          </table:table-cell>
          <table:table-cell office:value-type="float" office:value="264.45066308975">
            <text:p>264.451</text:p>
          </table:table-cell>
        </table:table-row>
        <table:table-row table:style-name="ro4">
          <table:table-cell office:value-type="float" office:value="85.72">
            <text:p>85.72</text:p>
          </table:table-cell>
          <table:table-cell office:value-type="float" office:value="267.84577012062">
            <text:p>267.846</text:p>
          </table:table-cell>
        </table:table-row>
        <table:table-row table:style-name="ro4">
          <table:table-cell office:value-type="float" office:value="86.842">
            <text:p>86.842</text:p>
          </table:table-cell>
          <table:table-cell office:value-type="float" office:value="270.24626111984">
            <text:p>270.246</text:p>
          </table:table-cell>
        </table:table-row>
        <table:table-row table:style-name="ro4">
          <table:table-cell office:value-type="float" office:value="87.372">
            <text:p>87.372</text:p>
          </table:table-cell>
          <table:table-cell office:value-type="float" office:value="274.96256899834">
            <text:p>274.963</text:p>
          </table:table-cell>
        </table:table-row>
        <table:table-row table:style-name="ro4">
          <table:table-cell office:value-type="float" office:value="87.977">
            <text:p>87.977</text:p>
          </table:table-cell>
          <table:table-cell office:value-type="float" office:value="277.44917106628">
            <text:p>277.449</text:p>
          </table:table-cell>
        </table:table-row>
        <table:table-row table:style-name="ro4">
          <table:table-cell office:value-type="float" office:value="88.944">
            <text:p>88.944</text:p>
          </table:table-cell>
          <table:table-cell office:value-type="float" office:value="281.15337896347">
            <text:p>281.153</text:p>
          </table:table-cell>
        </table:table-row>
        <table:table-row table:style-name="ro4">
          <table:table-cell office:value-type="float" office:value="89.034">
            <text:p>89.034</text:p>
          </table:table-cell>
          <table:table-cell office:value-type="float" office:value="283.56595611572">
            <text:p>283.566</text:p>
          </table:table-cell>
        </table:table-row>
        <table:table-row table:style-name="ro4">
          <table:table-cell office:value-type="float" office:value="90.31">
            <text:p>90.31</text:p>
          </table:table-cell>
          <table:table-cell office:value-type="float" office:value="287.0638859272">
            <text:p>287.064</text:p>
          </table:table-cell>
        </table:table-row>
        <table:table-row table:style-name="ro4">
          <table:table-cell office:value-type="float" office:value="90.479">
            <text:p>90.479</text:p>
          </table:table-cell>
          <table:table-cell office:value-type="float" office:value="289.61649799347">
            <text:p>289.616</text:p>
          </table:table-cell>
        </table:table-row>
        <table:table-row table:style-name="ro4">
          <table:table-cell office:value-type="float" office:value="91.105">
            <text:p>91.105</text:p>
          </table:table-cell>
          <table:table-cell office:value-type="float" office:value="292.90205216408">
            <text:p>292.902</text:p>
          </table:table-cell>
        </table:table-row>
        <table:table-row table:style-name="ro4">
          <table:table-cell office:value-type="float" office:value="91.897">
            <text:p>91.897</text:p>
          </table:table-cell>
          <table:table-cell office:value-type="float" office:value="295.37286400795">
            <text:p>295.373</text:p>
          </table:table-cell>
        </table:table-row>
        <table:table-row table:style-name="ro4">
          <table:table-cell office:value-type="float" office:value="92.202">
            <text:p>92.202</text:p>
          </table:table-cell>
          <table:table-cell office:value-type="float" office:value="297.70308995247">
            <text:p>297.703</text:p>
          </table:table-cell>
        </table:table-row>
        <table:table-row table:style-name="ro4">
          <table:table-cell office:value-type="float" office:value="93.779">
            <text:p>93.779</text:p>
          </table:table-cell>
          <table:table-cell office:value-type="float" office:value="301.14545893669">
            <text:p>301.145</text:p>
          </table:table-cell>
        </table:table-row>
        <table:table-row table:style-name="ro4">
          <table:table-cell office:value-type="float" office:value="93.811">
            <text:p>93.811</text:p>
          </table:table-cell>
          <table:table-cell office:value-type="float" office:value="304.62649798393">
            <text:p>304.626</text:p>
          </table:table-cell>
        </table:table-row>
        <table:table-row table:style-name="ro4">
          <table:table-cell office:value-type="float" office:value="94.857">
            <text:p>94.857</text:p>
          </table:table-cell>
          <table:table-cell office:value-type="float" office:value="307.21830105782">
            <text:p>307.218</text:p>
          </table:table-cell>
        </table:table-row>
        <table:table-row table:style-name="ro4">
          <table:table-cell office:value-type="float" office:value="98.172">
            <text:p>98.172</text:p>
          </table:table-cell>
          <table:table-cell office:value-type="float" office:value="310.59265208244">
            <text:p>310.593</text:p>
          </table:table-cell>
        </table:table-row>
        <table:table-row table:style-name="ro4">
          <table:table-cell office:value-type="float" office:value="96.036">
            <text:p>96.036</text:p>
          </table:table-cell>
          <table:table-cell office:value-type="float" office:value="314.09504103661">
            <text:p>314.095</text:p>
          </table:table-cell>
        </table:table-row>
        <table:table-row table:style-name="ro4">
          <table:table-cell office:value-type="float" office:value="106.416">
            <text:p>106.416</text:p>
          </table:table-cell>
          <table:table-cell office:value-type="float" office:value="316.67667198181">
            <text:p>316.677</text:p>
          </table:table-cell>
        </table:table-row>
        <table:table-row table:style-name="ro4">
          <table:table-cell office:value-type="float" office:value="99.815">
            <text:p>99.815</text:p>
          </table:table-cell>
          <table:table-cell office:value-type="float" office:value="319.12368202209">
            <text:p>319.124</text:p>
          </table:table-cell>
        </table:table-row>
        <table:table-row table:style-name="ro4">
          <table:table-cell office:value-type="float" office:value="102.746">
            <text:p>102.746</text:p>
          </table:table-cell>
          <table:table-cell office:value-type="float" office:value="322.48083400726">
            <text:p>322.481</text:p>
          </table:table-cell>
        </table:table-row>
        <table:table-row table:style-name="ro4">
          <table:table-cell office:value-type="float" office:value="111.877">
            <text:p>111.877</text:p>
          </table:table-cell>
          <table:table-cell office:value-type="float" office:value="324.87204194069">
            <text:p>324.872</text:p>
          </table:table-cell>
        </table:table-row>
        <table:table-row table:style-name="ro4">
          <table:table-cell office:value-type="float" office:value="109.677">
            <text:p>109.677</text:p>
          </table:table-cell>
          <table:table-cell office:value-type="float" office:value="328.37731003761">
            <text:p>328.377</text:p>
          </table:table-cell>
        </table:table-row>
        <table:table-row table:style-name="ro4">
          <table:table-cell office:value-type="float" office:value="104.508">
            <text:p>104.508</text:p>
          </table:table-cell>
          <table:table-cell office:value-type="float" office:value="330.93056797981">
            <text:p>330.931</text:p>
          </table:table-cell>
        </table:table-row>
        <table:table-row table:style-name="ro4">
          <table:table-cell office:value-type="float" office:value="106.709">
            <text:p>106.709</text:p>
          </table:table-cell>
          <table:table-cell office:value-type="float" office:value="334.20888805389">
            <text:p>334.209</text:p>
          </table:table-cell>
        </table:table-row>
        <table:table-row table:style-name="ro4">
          <table:table-cell office:value-type="float" office:value="109.937">
            <text:p>109.937</text:p>
          </table:table-cell>
          <table:table-cell office:value-type="float" office:value="336.84797716141">
            <text:p>336.848</text:p>
          </table:table-cell>
        </table:table-row>
        <table:table-row table:style-name="ro4">
          <table:table-cell office:value-type="float" office:value="106.885">
            <text:p>106.885</text:p>
          </table:table-cell>
          <table:table-cell office:value-type="float" office:value="340.42040514946">
            <text:p>340.420</text:p>
          </table:table-cell>
        </table:table-row>
        <table:table-row table:style-name="ro4">
          <table:table-cell office:value-type="float" office:value="110.89">
            <text:p>110.89</text:p>
          </table:table-cell>
          <table:table-cell office:value-type="float" office:value="343.16146802902">
            <text:p>343.161</text:p>
          </table:table-cell>
        </table:table-row>
        <table:table-row table:style-name="ro4">
          <table:table-cell office:value-type="float" office:value="113.387">
            <text:p>113.387</text:p>
          </table:table-cell>
          <table:table-cell office:value-type="float" office:value="347.36114907265">
            <text:p>347.361</text:p>
          </table:table-cell>
        </table:table-row>
        <table:table-row table:style-name="ro4">
          <table:table-cell office:value-type="float" office:value="113.531">
            <text:p>113.531</text:p>
          </table:table-cell>
          <table:table-cell office:value-type="float" office:value="349.73560810089">
            <text:p>349.736</text:p>
          </table:table-cell>
        </table:table-row>
        <table:table-row table:style-name="ro4">
          <table:table-cell office:value-type="float" office:value="113.558">
            <text:p>113.558</text:p>
          </table:table-cell>
          <table:table-cell office:value-type="float" office:value="353.31979203224">
            <text:p>353.320</text:p>
          </table:table-cell>
        </table:table-row>
        <table:table-row table:style-name="ro4">
          <table:table-cell office:value-type="float" office:value="114.096">
            <text:p>114.096</text:p>
          </table:table-cell>
          <table:table-cell office:value-type="float" office:value="355.86933612823">
            <text:p>355.869</text:p>
          </table:table-cell>
        </table:table-row>
        <table:table-row table:style-name="ro4">
          <table:table-cell office:value-type="float" office:value="117.519">
            <text:p>117.519</text:p>
          </table:table-cell>
          <table:table-cell office:value-type="float" office:value="359.21421194077">
            <text:p>359.214</text:p>
          </table:table-cell>
        </table:table-row>
        <table:table-row table:style-name="ro4">
          <table:table-cell office:value-type="float" office:value="117.475">
            <text:p>117.475</text:p>
          </table:table-cell>
          <table:table-cell office:value-type="float" office:value="361.66534304619">
            <text:p>361.665</text:p>
          </table:table-cell>
        </table:table-row>
        <table:table-row table:style-name="ro4">
          <table:table-cell office:value-type="float" office:value="117.543">
            <text:p>117.543</text:p>
          </table:table-cell>
          <table:table-cell office:value-type="float" office:value="364.98523807526">
            <text:p>364.985</text:p>
          </table:table-cell>
        </table:table-row>
        <table:table-row table:style-name="ro4">
          <table:table-cell office:value-type="float" office:value="118.111">
            <text:p>118.111</text:p>
          </table:table-cell>
          <table:table-cell office:value-type="float" office:value="367.47195911407">
            <text:p>367.472</text:p>
          </table:table-cell>
        </table:table-row>
        <table:table-row table:style-name="ro4">
          <table:table-cell office:value-type="float" office:value="122.112">
            <text:p>122.112</text:p>
          </table:table-cell>
          <table:table-cell office:value-type="float" office:value="370.92701411247">
            <text:p>370.927</text:p>
          </table:table-cell>
        </table:table-row>
        <table:table-row table:style-name="ro4">
          <table:table-cell office:value-type="float" office:value="124.186">
            <text:p>124.186</text:p>
          </table:table-cell>
          <table:table-cell office:value-type="float" office:value="373.51913309097">
            <text:p>373.519</text:p>
          </table:table-cell>
        </table:table-row>
        <table:table-row table:style-name="ro4">
          <table:table-cell office:value-type="float" office:value="127.214">
            <text:p>127.214</text:p>
          </table:table-cell>
          <table:table-cell office:value-type="float" office:value="376.75297904015">
            <text:p>376.753</text:p>
          </table:table-cell>
        </table:table-row>
        <table:table-row table:style-name="ro4">
          <table:table-cell office:value-type="float" office:value="123.972">
            <text:p>123.972</text:p>
          </table:table-cell>
          <table:table-cell office:value-type="float" office:value="379.40043115616">
            <text:p>379.400</text:p>
          </table:table-cell>
        </table:table-row>
        <table:table-row table:style-name="ro4">
          <table:table-cell office:value-type="float" office:value="124.263">
            <text:p>124.263</text:p>
          </table:table-cell>
          <table:table-cell office:value-type="float" office:value="388.23306512833">
            <text:p>388.233</text:p>
          </table:table-cell>
        </table:table-row>
        <table:table-row table:style-name="ro4">
          <table:table-cell office:value-type="float" office:value="126.636">
            <text:p>126.636</text:p>
          </table:table-cell>
          <table:table-cell office:value-type="float" office:value="391.80942511559">
            <text:p>391.809</text:p>
          </table:table-cell>
        </table:table-row>
        <table:table-row table:style-name="ro4">
          <table:table-cell office:value-type="float" office:value="127.472">
            <text:p>127.472</text:p>
          </table:table-cell>
          <table:table-cell office:value-type="float" office:value="395.76429009438">
            <text:p>395.764</text:p>
          </table:table-cell>
        </table:table-row>
        <table:table-row table:style-name="ro4">
          <table:table-cell office:value-type="float" office:value="127.946">
            <text:p>127.946</text:p>
          </table:table-cell>
          <table:table-cell office:value-type="float" office:value="398.65953612328">
            <text:p>398.660</text:p>
          </table:table-cell>
        </table:table-row>
        <table:table-row table:style-name="ro4">
          <table:table-cell office:value-type="float" office:value="128.114">
            <text:p>128.114</text:p>
          </table:table-cell>
          <table:table-cell office:value-type="float" office:value="402.54495596886">
            <text:p>402.545</text:p>
          </table:table-cell>
        </table:table-row>
        <table:table-row table:style-name="ro4">
          <table:table-cell office:value-type="float" office:value="129.972">
            <text:p>129.972</text:p>
          </table:table-cell>
          <table:table-cell office:value-type="float" office:value="405.29478502274">
            <text:p>405.295</text:p>
          </table:table-cell>
        </table:table-row>
        <table:table-row table:style-name="ro4">
          <table:table-cell office:value-type="float" office:value="131.981">
            <text:p>131.981</text:p>
          </table:table-cell>
          <table:table-cell office:value-type="float" office:value="408.8827021122">
            <text:p>408.883</text:p>
          </table:table-cell>
        </table:table-row>
        <table:table-row table:style-name="ro4">
          <table:table-cell office:value-type="float" office:value="130.558">
            <text:p>130.558</text:p>
          </table:table-cell>
          <table:table-cell office:value-type="float" office:value="411.36714696884">
            <text:p>411.367</text:p>
          </table:table-cell>
        </table:table-row>
        <table:table-row table:style-name="ro4">
          <table:table-cell office:value-type="float" office:value="130.891">
            <text:p>130.891</text:p>
          </table:table-cell>
          <table:table-cell office:value-type="float" office:value="414.54046106339">
            <text:p>414.540</text:p>
          </table:table-cell>
        </table:table-row>
        <table:table-row table:style-name="ro4">
          <table:table-cell office:value-type="float" office:value="130.916">
            <text:p>130.916</text:p>
          </table:table-cell>
          <table:table-cell office:value-type="float" office:value="421.94097304344">
            <text:p>421.941</text:p>
          </table:table-cell>
        </table:table-row>
        <table:table-row table:style-name="ro4">
          <table:table-cell office:value-type="float" office:value="132.169">
            <text:p>132.169</text:p>
          </table:table-cell>
          <table:table-cell office:value-type="float" office:value="425.46672606468">
            <text:p>425.467</text:p>
          </table:table-cell>
        </table:table-row>
        <table:table-row table:style-name="ro4">
          <table:table-cell office:value-type="float" office:value="132.575">
            <text:p>132.575</text:p>
          </table:table-cell>
          <table:table-cell office:value-type="float" office:value="432.82569909096">
            <text:p>432.826</text:p>
          </table:table-cell>
        </table:table-row>
        <table:table-row table:style-name="ro4">
          <table:table-cell office:value-type="float" office:value="133.031">
            <text:p>133.031</text:p>
          </table:table-cell>
          <table:table-cell office:value-type="float" office:value="436.23351597786">
            <text:p>436.234</text:p>
          </table:table-cell>
        </table:table-row>
        <table:table-row table:style-name="ro4">
          <table:table-cell office:value-type="float" office:value="133.124">
            <text:p>133.124</text:p>
          </table:table-cell>
          <table:table-cell office:value-type="float" office:value="438.72887015343">
            <text:p>438.729</text:p>
          </table:table-cell>
        </table:table-row>
        <table:table-row table:style-name="ro4">
          <table:table-cell office:value-type="float" office:value="135.842">
            <text:p>135.842</text:p>
          </table:table-cell>
          <table:table-cell office:value-type="float" office:value="442.28208899498">
            <text:p>442.282</text:p>
          </table:table-cell>
        </table:table-row>
        <table:table-row table:style-name="ro4">
          <table:table-cell office:value-type="float" office:value="135.049">
            <text:p>135.049</text:p>
          </table:table-cell>
          <table:table-cell office:value-type="float" office:value="445.82143306732">
            <text:p>445.821</text:p>
          </table:table-cell>
        </table:table-row>
        <table:table-row table:style-name="ro4">
          <table:table-cell office:value-type="float" office:value="135.469">
            <text:p>135.469</text:p>
          </table:table-cell>
          <table:table-cell office:value-type="float" office:value="449.19188594818">
            <text:p>449.192</text:p>
          </table:table-cell>
        </table:table-row>
        <table:table-row table:style-name="ro4">
          <table:table-cell office:value-type="float" office:value="136.224">
            <text:p>136.224</text:p>
          </table:table-cell>
          <table:table-cell office:value-type="float" office:value="451.61717009544">
            <text:p>451.617</text:p>
          </table:table-cell>
        </table:table-row>
        <table:table-row table:style-name="ro4">
          <table:table-cell office:value-type="float" office:value="136.469">
            <text:p>136.469</text:p>
          </table:table-cell>
          <table:table-cell office:value-type="float" office:value="455.1089990139">
            <text:p>455.109</text:p>
          </table:table-cell>
        </table:table-row>
        <table:table-row table:style-name="ro4">
          <table:table-cell office:value-type="float" office:value="138.261">
            <text:p>138.261</text:p>
          </table:table-cell>
          <table:table-cell office:value-type="float" office:value="457.68755412102">
            <text:p>457.688</text:p>
          </table:table-cell>
        </table:table-row>
        <table:table-row table:style-name="ro4">
          <table:table-cell office:value-type="float" office:value="138.828">
            <text:p>138.828</text:p>
          </table:table-cell>
          <table:table-cell office:value-type="float" office:value="461.06035900116">
            <text:p>461.060</text:p>
          </table:table-cell>
        </table:table-row>
        <table:table-row table:style-name="ro4">
          <table:table-cell office:value-type="float" office:value="138.966">
            <text:p>138.966</text:p>
          </table:table-cell>
          <table:table-cell office:value-type="float" office:value="463.90456104279">
            <text:p>463.905</text:p>
          </table:table-cell>
        </table:table-row>
        <table:table-row table:style-name="ro4">
          <table:table-cell office:value-type="float" office:value="139.098">
            <text:p>139.098</text:p>
          </table:table-cell>
          <table:table-cell office:value-type="float" office:value="467.55366802216">
            <text:p>467.554</text:p>
          </table:table-cell>
        </table:table-row>
        <table:table-row table:style-name="ro4">
          <table:table-cell office:value-type="float" office:value="139.372">
            <text:p>139.372</text:p>
          </table:table-cell>
          <table:table-cell office:value-type="float" office:value="469.9184961319">
            <text:p>469.918</text:p>
          </table:table-cell>
        </table:table-row>
        <table:table-row table:style-name="ro4">
          <table:table-cell office:value-type="float" office:value="141.564">
            <text:p>141.564</text:p>
          </table:table-cell>
          <table:table-cell office:value-type="float" office:value="473.23001599312">
            <text:p>473.230</text:p>
          </table:table-cell>
        </table:table-row>
        <table:table-row table:style-name="ro4">
          <table:table-cell office:value-type="float" office:value="142.084">
            <text:p>142.084</text:p>
          </table:table-cell>
          <table:table-cell office:value-type="float" office:value="475.77369499207">
            <text:p>475.774</text:p>
          </table:table-cell>
        </table:table-row>
        <table:table-row table:style-name="ro4">
          <table:table-cell office:value-type="float" office:value="142.108">
            <text:p>142.108</text:p>
          </table:table-cell>
          <table:table-cell office:value-type="float" office:value="479.19401502609">
            <text:p>479.194</text:p>
          </table:table-cell>
        </table:table-row>
        <table:table-row table:style-name="ro4">
          <table:table-cell office:value-type="float" office:value="142.345">
            <text:p>142.345</text:p>
          </table:table-cell>
          <table:table-cell office:value-type="float" office:value="483.05506205559">
            <text:p>483.055</text:p>
          </table:table-cell>
        </table:table-row>
        <table:table-row table:style-name="ro4">
          <table:table-cell office:value-type="float" office:value="142.571">
            <text:p>142.571</text:p>
          </table:table-cell>
          <table:table-cell office:value-type="float" office:value="485.87448310852">
            <text:p>485.874</text:p>
          </table:table-cell>
        </table:table-row>
        <table:table-row table:style-name="ro4">
          <table:table-cell office:value-type="float" office:value="145.16">
            <text:p>145.16</text:p>
          </table:table-cell>
          <table:table-cell office:value-type="float" office:value="489.34478402138">
            <text:p>489.345</text:p>
          </table:table-cell>
        </table:table-row>
        <table:table-row table:style-name="ro4">
          <table:table-cell office:value-type="float" office:value="145.643">
            <text:p>145.643</text:p>
          </table:table-cell>
          <table:table-cell office:value-type="float" office:value="491.9003610611">
            <text:p>491.900</text:p>
          </table:table-cell>
        </table:table-row>
        <table:table-row table:style-name="ro4">
          <table:table-cell office:value-type="float" office:value="145.677">
            <text:p>145.677</text:p>
          </table:table-cell>
          <table:table-cell office:value-type="float" office:value="495.22586894035">
            <text:p>495.226</text:p>
          </table:table-cell>
        </table:table-row>
        <table:table-row table:style-name="ro4">
          <table:table-cell office:value-type="float" office:value="146.104">
            <text:p>146.104</text:p>
          </table:table-cell>
          <table:table-cell office:value-type="float" office:value="499.63939094543">
            <text:p>499.639</text:p>
          </table:table-cell>
        </table:table-row>
        <table:table-row table:style-name="ro4">
          <table:table-cell office:value-type="float" office:value="146.128">
            <text:p>146.128</text:p>
          </table:table-cell>
          <table:table-cell office:value-type="float" office:value="505.25744605064">
            <text:p>505.257</text:p>
          </table:table-cell>
        </table:table-row>
        <table:table-row table:style-name="ro4">
          <table:table-cell office:value-type="float" office:value="147.888">
            <text:p>147.888</text:p>
          </table:table-cell>
          <table:table-cell office:value-type="float" office:value="508.23316216469">
            <text:p>508.233</text:p>
          </table:table-cell>
        </table:table-row>
        <table:table-row table:style-name="ro4">
          <table:table-cell office:value-type="float" office:value="148.205">
            <text:p>148.205</text:p>
          </table:table-cell>
          <table:table-cell office:value-type="float" office:value="512.66104912758">
            <text:p>512.661</text:p>
          </table:table-cell>
        </table:table-row>
        <table:table-row table:style-name="ro4">
          <table:table-cell office:value-type="float" office:value="148.242">
            <text:p>148.242</text:p>
          </table:table-cell>
          <table:table-cell office:value-type="float" office:value="516.24842596054">
            <text:p>516.248</text:p>
          </table:table-cell>
        </table:table-row>
        <table:table-row table:style-name="ro4">
          <table:table-cell office:value-type="float" office:value="150.006">
            <text:p>150.006</text:p>
          </table:table-cell>
          <table:table-cell office:value-type="float" office:value="526.2171189785">
            <text:p>526.217</text:p>
          </table:table-cell>
        </table:table-row>
        <table:table-row table:style-name="ro4">
          <table:table-cell office:value-type="float" office:value="148.539">
            <text:p>148.539</text:p>
          </table:table-cell>
          <table:table-cell office:value-type="float" office:value="528.69219303131">
            <text:p>528.692</text:p>
          </table:table-cell>
        </table:table-row>
        <table:table-row table:style-name="ro4">
          <table:table-cell office:value-type="float" office:value="149.857">
            <text:p>149.857</text:p>
          </table:table-cell>
          <table:table-cell office:value-type="float" office:value="532.14590406418">
            <text:p>532.146</text:p>
          </table:table-cell>
        </table:table-row>
        <table:table-row table:style-name="ro4">
          <table:table-cell office:value-type="float" office:value="150.133">
            <text:p>150.133</text:p>
          </table:table-cell>
          <table:table-cell office:value-type="float" office:value="535.2265651226">
            <text:p>535.227</text:p>
          </table:table-cell>
        </table:table-row>
        <table:table-row table:style-name="ro4">
          <table:table-cell office:value-type="float" office:value="150.259">
            <text:p>150.259</text:p>
          </table:table-cell>
          <table:table-cell office:value-type="float" office:value="540.81312513351">
            <text:p>540.813</text:p>
          </table:table-cell>
        </table:table-row>
        <table:table-row table:style-name="ro4">
          <table:table-cell office:value-type="float" office:value="151.687">
            <text:p>151.687</text:p>
          </table:table-cell>
          <table:table-cell office:value-type="float" office:value="545.81765198708">
            <text:p>545.818</text:p>
          </table:table-cell>
        </table:table-row>
        <table:table-row table:style-name="ro4">
          <table:table-cell office:value-type="float" office:value="152.266">
            <text:p>152.266</text:p>
          </table:table-cell>
          <table:table-cell office:value-type="float" office:value="555.30826807022">
            <text:p>555.308</text:p>
          </table:table-cell>
        </table:table-row>
        <table:table-row table:style-name="ro4">
          <table:table-cell office:value-type="float" office:value="152.29">
            <text:p>152.29</text:p>
          </table:table-cell>
          <table:table-cell office:value-type="float" office:value="561.9535651207">
            <text:p>561.954</text:p>
          </table:table-cell>
        </table:table-row>
        <table:table-row table:style-name="ro4">
          <table:table-cell office:value-type="float" office:value="152.496">
            <text:p>152.496</text:p>
          </table:table-cell>
          <table:table-cell office:value-type="float" office:value="566.11022496223">
            <text:p>566.110</text:p>
          </table:table-cell>
        </table:table-row>
        <table:table-row table:style-name="ro4">
          <table:table-cell office:value-type="float" office:value="154.839">
            <text:p>154.839</text:p>
          </table:table-cell>
          <table:table-cell office:value-type="float" office:value="570.15429115295">
            <text:p>570.154</text:p>
          </table:table-cell>
        </table:table-row>
        <table:table-row table:style-name="ro4">
          <table:table-cell office:value-type="float" office:value="154.897">
            <text:p>154.897</text:p>
          </table:table-cell>
          <table:table-cell office:value-type="float" office:value="577.14948797226">
            <text:p>577.149</text:p>
          </table:table-cell>
        </table:table-row>
        <table:table-row table:style-name="ro4">
          <table:table-cell office:value-type="float" office:value="155.353">
            <text:p>155.353</text:p>
          </table:table-cell>
          <table:table-cell office:value-type="float" office:value="581.97039699554">
            <text:p>581.970</text:p>
          </table:table-cell>
        </table:table-row>
        <table:table-row table:style-name="ro4">
          <table:table-cell office:value-type="float" office:value="155.307">
            <text:p>155.307</text:p>
          </table:table-cell>
          <table:table-cell office:value-type="float" office:value="586.3180501461">
            <text:p>586.318</text:p>
          </table:table-cell>
        </table:table-row>
        <table:table-row table:style-name="ro4">
          <table:table-cell office:value-type="float" office:value="155.569">
            <text:p>155.569</text:p>
          </table:table-cell>
          <table:table-cell office:value-type="float" office:value="588.81362009048">
            <text:p>588.814</text:p>
          </table:table-cell>
        </table:table-row>
        <table:table-row table:style-name="ro4">
          <table:table-cell office:value-type="float" office:value="157.451">
            <text:p>157.451</text:p>
          </table:table-cell>
          <table:table-cell office:value-type="float" office:value="593.02407503128">
            <text:p>593.024</text:p>
          </table:table-cell>
        </table:table-row>
        <table:table-row table:style-name="ro4">
          <table:table-cell office:value-type="float" office:value="157.491">
            <text:p>157.491</text:p>
          </table:table-cell>
          <table:table-cell office:value-type="float" office:value="596.76807713509">
            <text:p>596.768</text:p>
          </table:table-cell>
        </table:table-row>
        <table:table-row table:style-name="ro4">
          <table:table-cell office:value-type="float" office:value="157.858">
            <text:p>157.858</text:p>
          </table:table-cell>
          <table:table-cell office:value-type="float" office:value="602.97367501259">
            <text:p>602.974</text:p>
          </table:table-cell>
        </table:table-row>
        <table:table-row table:style-name="ro4">
          <table:table-cell office:value-type="float" office:value="157.895">
            <text:p>157.895</text:p>
          </table:table-cell>
          <table:table-cell office:value-type="float" office:value="607.06642007828">
            <text:p>607.066</text:p>
          </table:table-cell>
        </table:table-row>
        <table:table-row table:style-name="ro4">
          <table:table-cell office:value-type="float" office:value="158.007">
            <text:p>158.007</text:p>
          </table:table-cell>
          <table:table-cell office:value-type="float" office:value="610.03127098083">
            <text:p>610.031</text:p>
          </table:table-cell>
        </table:table-row>
        <table:table-row table:style-name="ro4">
          <table:table-cell office:value-type="float" office:value="159.804">
            <text:p>159.804</text:p>
          </table:table-cell>
          <table:table-cell office:value-type="float" office:value="615.35587501526">
            <text:p>615.356</text:p>
          </table:table-cell>
        </table:table-row>
        <table:table-row table:style-name="ro4">
          <table:table-cell office:value-type="float" office:value="159.9">
            <text:p>159.9</text:p>
          </table:table-cell>
          <table:table-cell office:value-type="float" office:value="618.23643493652">
            <text:p>618.236</text:p>
          </table:table-cell>
        </table:table-row>
        <table:table-row table:style-name="ro4">
          <table:table-cell office:value-type="float" office:value="160.274">
            <text:p>160.274</text:p>
          </table:table-cell>
          <table:table-cell office:value-type="float" office:value="622.36622309685">
            <text:p>622.366</text:p>
          </table:table-cell>
        </table:table-row>
        <table:table-row table:style-name="ro4">
          <table:table-cell office:value-type="float" office:value="160.38">
            <text:p>160.38</text:p>
          </table:table-cell>
          <table:table-cell office:value-type="float" office:value="625.00674700737">
            <text:p>625.007</text:p>
          </table:table-cell>
        </table:table-row>
        <table:table-row table:style-name="ro4">
          <table:table-cell office:value-type="float" office:value="160.534">
            <text:p>160.534</text:p>
          </table:table-cell>
          <table:table-cell office:value-type="float" office:value="629.00055909157">
            <text:p>629.001</text:p>
          </table:table-cell>
        </table:table-row>
        <table:table-row table:style-name="ro4">
          <table:table-cell office:value-type="float" office:value="162.129">
            <text:p>162.129</text:p>
          </table:table-cell>
          <table:table-cell office:value-type="float" office:value="631.35482907295">
            <text:p>631.355</text:p>
          </table:table-cell>
        </table:table-row>
        <table:table-row table:style-name="ro4">
          <table:table-cell office:value-type="float" office:value="162.18">
            <text:p>162.18</text:p>
          </table:table-cell>
          <table:table-cell office:value-type="float" office:value="636.16190099716">
            <text:p>636.162</text:p>
          </table:table-cell>
        </table:table-row>
        <table:table-row table:style-name="ro4">
          <table:table-cell office:value-type="float" office:value="162.48">
            <text:p>162.48</text:p>
          </table:table-cell>
          <table:table-cell office:value-type="float" office:value="638.72397398949">
            <text:p>638.724</text:p>
          </table:table-cell>
        </table:table-row>
        <table:table-row table:style-name="ro4">
          <table:table-cell office:value-type="float" office:value="162.72">
            <text:p>162.72</text:p>
          </table:table-cell>
          <table:table-cell office:value-type="float" office:value="642.30829715729">
            <text:p>642.308</text:p>
          </table:table-cell>
        </table:table-row>
        <table:table-row table:style-name="ro4">
          <table:table-cell office:value-type="float" office:value="162.916">
            <text:p>162.916</text:p>
          </table:table-cell>
          <table:table-cell office:value-type="float" office:value="645.37477397919">
            <text:p>645.375</text:p>
          </table:table-cell>
        </table:table-row>
        <table:table-row table:style-name="ro4">
          <table:table-cell office:value-type="float" office:value="164.648">
            <text:p>164.648</text:p>
          </table:table-cell>
          <table:table-cell office:value-type="float" office:value="649.01892614365">
            <text:p>649.019</text:p>
          </table:table-cell>
        </table:table-row>
        <table:table-row table:style-name="ro4">
          <table:table-cell office:value-type="float" office:value="164.532">
            <text:p>164.532</text:p>
          </table:table-cell>
          <table:table-cell office:value-type="float" office:value="651.83885407448">
            <text:p>651.839</text:p>
          </table:table-cell>
        </table:table-row>
        <table:table-row table:style-name="ro4">
          <table:table-cell office:value-type="float" office:value="164.9">
            <text:p>164.9</text:p>
          </table:table-cell>
          <table:table-cell office:value-type="float" office:value="657.98109292984">
            <text:p>657.981</text:p>
          </table:table-cell>
        </table:table-row>
        <table:table-row table:style-name="ro4">
          <table:table-cell office:value-type="float" office:value="165.061">
            <text:p>165.061</text:p>
          </table:table-cell>
          <table:table-cell office:value-type="float" office:value="660.81424093246">
            <text:p>660.814</text:p>
          </table:table-cell>
        </table:table-row>
        <table:table-row table:style-name="ro4">
          <table:table-cell office:value-type="float" office:value="165.24">
            <text:p>165.24</text:p>
          </table:table-cell>
          <table:table-cell office:value-type="float" office:value="664.10181498528">
            <text:p>664.102</text:p>
          </table:table-cell>
        </table:table-row>
        <table:table-row table:style-name="ro4">
          <table:table-cell office:value-type="float" office:value="166.837">
            <text:p>166.837</text:p>
          </table:table-cell>
          <table:table-cell office:value-type="float" office:value="666.54960799217">
            <text:p>666.550</text:p>
          </table:table-cell>
        </table:table-row>
        <table:table-row table:style-name="ro4">
          <table:table-cell office:value-type="float" office:value="168.483">
            <text:p>168.483</text:p>
          </table:table-cell>
          <table:table-cell office:value-type="float" office:value="669.9806330204">
            <text:p>669.981</text:p>
          </table:table-cell>
        </table:table-row>
        <table:table-row table:style-name="ro4">
          <table:table-cell office:value-type="float" office:value="167.243">
            <text:p>167.243</text:p>
          </table:table-cell>
          <table:table-cell office:value-type="float" office:value="672.26378011703">
            <text:p>672.264</text:p>
          </table:table-cell>
        </table:table-row>
        <table:table-row table:style-name="ro4">
          <table:table-cell office:value-type="float" office:value="168.887">
            <text:p>168.887</text:p>
          </table:table-cell>
          <table:table-cell office:value-type="float" office:value="675.43558311462">
            <text:p>675.436</text:p>
          </table:table-cell>
        </table:table-row>
        <table:table-row table:style-name="ro4">
          <table:table-cell office:value-type="float" office:value="167.699">
            <text:p>167.699</text:p>
          </table:table-cell>
          <table:table-cell office:value-type="float" office:value="677.74738812447">
            <text:p>677.747</text:p>
          </table:table-cell>
        </table:table-row>
        <table:table-row table:style-name="ro4">
          <table:table-cell office:value-type="float" office:value="169.463">
            <text:p>169.463</text:p>
          </table:table-cell>
          <table:table-cell office:value-type="float" office:value="680.92643213272">
            <text:p>680.926</text:p>
          </table:table-cell>
        </table:table-row>
        <table:table-row table:style-name="ro4">
          <table:table-cell office:value-type="float" office:value="170.024">
            <text:p>170.024</text:p>
          </table:table-cell>
          <table:table-cell office:value-type="float" office:value="683.24340295792">
            <text:p>683.243</text:p>
          </table:table-cell>
        </table:table-row>
        <table:table-row table:style-name="ro4">
          <table:table-cell office:value-type="float" office:value="170.346">
            <text:p>170.346</text:p>
          </table:table-cell>
          <table:table-cell office:value-type="float" office:value="686.44604611397">
            <text:p>686.446</text:p>
          </table:table-cell>
        </table:table-row>
        <table:table-row table:style-name="ro4">
          <table:table-cell office:value-type="float" office:value="171.033">
            <text:p>171.033</text:p>
          </table:table-cell>
          <table:table-cell office:value-type="float" office:value="688.87149214745">
            <text:p>688.871</text:p>
          </table:table-cell>
        </table:table-row>
        <table:table-row table:style-name="ro4">
          <table:table-cell office:value-type="float" office:value="171.501">
            <text:p>171.501</text:p>
          </table:table-cell>
          <table:table-cell office:value-type="float" office:value="692.08768606186">
            <text:p>692.088</text:p>
          </table:table-cell>
        </table:table-row>
        <table:table-row table:style-name="ro4">
          <table:table-cell office:value-type="float" office:value="172.258">
            <text:p>172.258</text:p>
          </table:table-cell>
          <table:table-cell office:value-type="float" office:value="694.46106696129">
            <text:p>694.461</text:p>
          </table:table-cell>
        </table:table-row>
        <table:table-row table:style-name="ro4">
          <table:table-cell office:value-type="float" office:value="172.862">
            <text:p>172.862</text:p>
          </table:table-cell>
          <table:table-cell office:value-type="float" office:value="697.91503214836">
            <text:p>697.915</text:p>
          </table:table-cell>
        </table:table-row>
        <table:table-row table:style-name="ro4">
          <table:table-cell office:value-type="float" office:value="173.327">
            <text:p>173.327</text:p>
          </table:table-cell>
          <table:table-cell office:value-type="float" office:value="700.50017404556">
            <text:p>700.500</text:p>
          </table:table-cell>
        </table:table-row>
        <table:table-row table:style-name="ro4">
          <table:table-cell office:value-type="float" office:value="174.004">
            <text:p>174.004</text:p>
          </table:table-cell>
          <table:table-cell office:value-type="float" office:value="704.15656399727">
            <text:p>704.157</text:p>
          </table:table-cell>
        </table:table-row>
        <table:table-row table:style-name="ro4">
          <table:table-cell office:value-type="float" office:value="174.816">
            <text:p>174.816</text:p>
          </table:table-cell>
          <table:table-cell office:value-type="float" office:value="706.46318793297">
            <text:p>706.463</text:p>
          </table:table-cell>
        </table:table-row>
        <table:table-row table:style-name="ro4">
          <table:table-cell office:value-type="float" office:value="175.212">
            <text:p>175.212</text:p>
          </table:table-cell>
          <table:table-cell office:value-type="float" office:value="709.51280498505">
            <text:p>709.513</text:p>
          </table:table-cell>
        </table:table-row>
        <table:table-row table:style-name="ro4">
          <table:table-cell office:value-type="float" office:value="175.535">
            <text:p>175.535</text:p>
          </table:table-cell>
          <table:table-cell office:value-type="float" office:value="711.79067111015">
            <text:p>711.791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FZSongS-Extended(SIP)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jan </meta:initial-creator>
    <meta:creation-date>2013-11-07T17:40:01</meta:creation-date>
    <dc:date>2013-11-09T17:40:01</dc:date>
    <dc:creator>rojan </dc:creator>
    <meta:editing-duration>PT1H15M24S</meta:editing-duration>
    <meta:editing-cycles>4</meta:editing-cycles>
    <meta:generator>LibreOffice/3.5$Linux_X86_64 LibreOffice_project/350m1$Build-2</meta:generator>
    <meta:document-statistic meta:table-count="3" meta:cell-count="4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7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cm" svg:height="14.849cm" xlink:href=".." xlink:type="simple" chart:class="chart:line" chart:style-name="ch1">
        <chart:title svg:x="8.937cm" svg:y="0.432cm" chart:style-name="ch2">
          <text:p>Nodejs Vs PHP</text:p>
        </chart:title>
        <chart:legend svg:x="2.945cm" svg:y="0.511cm" style:legend-expansion="custom" chartooo:width="4.018cm" chartooo:height="1.096cm" style:legend-expansion-aspect-ratio="3.66605839416058" chart:style-name="ch3"/>
        <chart:plot-area chart:style-name="ch4" table:cell-range-address="Sheet1.A1:Sheet1.B201" chart:data-source-has-labels="row" svg:x="1.432cm" svg:y="2.099cm" svg:width="18.334cm" svg:height="11.472cm">
          <chartooo:coordinate-region svg:x="2.239cm" svg:y="2.298cm" svg:width="17.511cm" svg:height="10.228cm"/>
          <chart:axis chart:dimension="x" chart:name="primary-x" chart:style-name="ch5">
            <chart:title svg:x="10.158cm" svg:y="13.867cm" chart:style-name="ch6">
              <text:p>Page</text:p>
            </chart:title>
          </chart:axis>
          <chart:axis chart:dimension="y" chart:name="primary-y" chart:style-name="ch5">
            <chart:title svg:x="0.45cm" svg:y="8.673cm" chart:style-name="ch7">
              <text:p>Time (Sec)</text:p>
            </chart:title>
            <chart:grid chart:style-name="ch8" chart:class="major"/>
          </chart:axis>
          <chart:series chart:style-name="ch9" chart:values-cell-range-address="Sheet1.A2:Sheet1.A201" chart:label-cell-address="Sheet1.A1:Sheet1.A1" chart:class="chart:line">
            <chart:data-point chart:repeated="200"/>
          </chart:series>
          <chart:series chart:style-name="ch10" chart:values-cell-range-address="Sheet1.B2:Sheet1.B201" chart:label-cell-address="Sheet1.B1:Sheet1.B1" chart:class="chart:line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js</text:p>
                <draw:g>
                  <svg:desc>Sheet1.A1:Sheet1.A1</svg:desc>
                </draw:g>
              </table:table-cell>
              <table:table-cell office:value-type="string">
                <text:p>Php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03">
                <text:p>5.503</text:p>
                <draw:g>
                  <svg:desc>Sheet1.A2:Sheet1.A201</svg:desc>
                </draw:g>
              </table:table-cell>
              <table:table-cell office:value-type="float" office:value="2.6201500892639">
                <text:p>2.6201500892639</text:p>
                <draw:g>
                  <svg:desc>Sheet1.B2:Sheet1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71">
                <text:p>3.271</text:p>
              </table:table-cell>
              <table:table-cell office:value-type="float" office:value="5.381854057312">
                <text:p>5.381854057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95">
                <text:p>4.195</text:p>
              </table:table-cell>
              <table:table-cell office:value-type="float" office:value="8.9085130691528">
                <text:p>8.9085130691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54">
                <text:p>3.554</text:p>
              </table:table-cell>
              <table:table-cell office:value-type="float" office:value="13.312482118607">
                <text:p>13.312482118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26">
                <text:p>4.226</text:p>
              </table:table-cell>
              <table:table-cell office:value-type="float" office:value="16.0226790905">
                <text:p>16.0226790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26">
                <text:p>5.426</text:p>
              </table:table-cell>
              <table:table-cell office:value-type="float" office:value="18.607885122299">
                <text:p>18.607885122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98">
                <text:p>5.798</text:p>
              </table:table-cell>
              <table:table-cell office:value-type="float" office:value="21.254508972168">
                <text:p>21.254508972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39">
                <text:p>6.739</text:p>
              </table:table-cell>
              <table:table-cell office:value-type="float" office:value="23.693239927292">
                <text:p>23.693239927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819">
                <text:p>6.819</text:p>
              </table:table-cell>
              <table:table-cell office:value-type="float" office:value="26.190629959106">
                <text:p>26.190629959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331">
                <text:p>8.331</text:p>
              </table:table-cell>
              <table:table-cell office:value-type="float" office:value="28.637016057968">
                <text:p>28.637016057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69">
                <text:p>8.769</text:p>
              </table:table-cell>
              <table:table-cell office:value-type="float" office:value="31.168414115906">
                <text:p>31.168414115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4">
                <text:p>8.74</text:p>
              </table:table-cell>
              <table:table-cell office:value-type="float" office:value="34.660202980042">
                <text:p>34.660202980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162">
                <text:p>9.162</text:p>
              </table:table-cell>
              <table:table-cell office:value-type="float" office:value="37.169605016708">
                <text:p>37.169605016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194">
                <text:p>9.194</text:p>
              </table:table-cell>
              <table:table-cell office:value-type="float" office:value="39.56841802597">
                <text:p>39.56841802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66">
                <text:p>10.66</text:p>
              </table:table-cell>
              <table:table-cell office:value-type="float" office:value="42.043573141098">
                <text:p>42.043573141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369">
                <text:p>11.369</text:p>
              </table:table-cell>
              <table:table-cell office:value-type="float" office:value="44.380743026733">
                <text:p>44.3807430267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406">
                <text:p>11.406</text:p>
              </table:table-cell>
              <table:table-cell office:value-type="float" office:value="47.06934595108">
                <text:p>47.06934595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893">
                <text:p>11.893</text:p>
              </table:table-cell>
              <table:table-cell office:value-type="float" office:value="49.567582130432">
                <text:p>49.567582130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142">
                <text:p>12.142</text:p>
              </table:table-cell>
              <table:table-cell office:value-type="float" office:value="52.264964103699">
                <text:p>52.2649641036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044">
                <text:p>13.044</text:p>
              </table:table-cell>
              <table:table-cell office:value-type="float" office:value="54.67702293396">
                <text:p>54.67702293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729">
                <text:p>13.729</text:p>
              </table:table-cell>
              <table:table-cell office:value-type="float" office:value="57.235003948212">
                <text:p>57.235003948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757">
                <text:p>13.757</text:p>
              </table:table-cell>
              <table:table-cell office:value-type="float" office:value="59.849898099899">
                <text:p>59.8498980998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74">
                <text:p>14.174</text:p>
              </table:table-cell>
              <table:table-cell office:value-type="float" office:value="62.964229106903">
                <text:p>62.9642291069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478">
                <text:p>14.478</text:p>
              </table:table-cell>
              <table:table-cell office:value-type="float" office:value="67.241295099258">
                <text:p>67.241295099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36">
                <text:p>15.36</text:p>
              </table:table-cell>
              <table:table-cell office:value-type="float" office:value="73.585225105286">
                <text:p>73.585225105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324">
                <text:p>16.324</text:p>
              </table:table-cell>
              <table:table-cell office:value-type="float" office:value="80.165962934494">
                <text:p>80.1659629344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361">
                <text:p>16.361</text:p>
              </table:table-cell>
              <table:table-cell office:value-type="float" office:value="91.263222932816">
                <text:p>91.2632229328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831">
                <text:p>16.831</text:p>
              </table:table-cell>
              <table:table-cell office:value-type="float" office:value="94.423671007156">
                <text:p>94.423671007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044">
                <text:p>17.044</text:p>
              </table:table-cell>
              <table:table-cell office:value-type="float" office:value="111.8800239563">
                <text:p>111.88002395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245">
                <text:p>18.245</text:p>
              </table:table-cell>
              <table:table-cell office:value-type="float" office:value="114.32763695717">
                <text:p>114.327636957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953">
                <text:p>18.953</text:p>
              </table:table-cell>
              <table:table-cell office:value-type="float" office:value="117.66591501236">
                <text:p>117.66591501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048">
                <text:p>19.048</text:p>
              </table:table-cell>
              <table:table-cell office:value-type="float" office:value="120.0665910244">
                <text:p>120.06659102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719">
                <text:p>19.719</text:p>
              </table:table-cell>
              <table:table-cell office:value-type="float" office:value="123.33286213875">
                <text:p>123.33286213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899">
                <text:p>19.899</text:p>
              </table:table-cell>
              <table:table-cell office:value-type="float" office:value="125.86125707626">
                <text:p>125.86125707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.88">
                <text:p>21.88</text:p>
              </table:table-cell>
              <table:table-cell office:value-type="float" office:value="129.08283495903">
                <text:p>129.08283495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.493">
                <text:p>28.493</text:p>
              </table:table-cell>
              <table:table-cell office:value-type="float" office:value="131.51324915886">
                <text:p>131.513249158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206">
                <text:p>25.206</text:p>
              </table:table-cell>
              <table:table-cell office:value-type="float" office:value="134.81029510498">
                <text:p>134.81029510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.679">
                <text:p>30.679</text:p>
              </table:table-cell>
              <table:table-cell office:value-type="float" office:value="137.17528796196">
                <text:p>137.17528796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.258">
                <text:p>51.258</text:p>
              </table:table-cell>
              <table:table-cell office:value-type="float" office:value="140.81306600571">
                <text:p>140.813066005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.827">
                <text:p>35.827</text:p>
              </table:table-cell>
              <table:table-cell office:value-type="float" office:value="143.2253370285">
                <text:p>143.22533702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615">
                <text:p>39.615</text:p>
              </table:table-cell>
              <table:table-cell office:value-type="float" office:value="147.74959611893">
                <text:p>147.74959611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12">
                <text:p>41.12</text:p>
              </table:table-cell>
              <table:table-cell office:value-type="float" office:value="150.28162312508">
                <text:p>150.28162312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.33">
                <text:p>31.33</text:p>
              </table:table-cell>
              <table:table-cell office:value-type="float" office:value="153.96357107162">
                <text:p>153.963571071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.208">
                <text:p>50.208</text:p>
              </table:table-cell>
              <table:table-cell office:value-type="float" office:value="156.71338009834">
                <text:p>156.71338009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.637">
                <text:p>70.637</text:p>
              </table:table-cell>
              <table:table-cell office:value-type="float" office:value="160.02599215508">
                <text:p>160.025992155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.725">
                <text:p>68.725</text:p>
              </table:table-cell>
              <table:table-cell office:value-type="float" office:value="162.45007705688">
                <text:p>162.45007705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.227">
                <text:p>51.227</text:p>
              </table:table-cell>
              <table:table-cell office:value-type="float" office:value="165.82129502296">
                <text:p>165.82129502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.209">
                <text:p>50.209</text:p>
              </table:table-cell>
              <table:table-cell office:value-type="float" office:value="170.53735399246">
                <text:p>170.537353992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.725">
                <text:p>71.725</text:p>
              </table:table-cell>
              <table:table-cell office:value-type="float" office:value="173.78913712502">
                <text:p>173.789137125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.228">
                <text:p>70.228</text:p>
              </table:table-cell>
              <table:table-cell office:value-type="float" office:value="176.26395893097">
                <text:p>176.263958930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.259">
                <text:p>51.259</text:p>
              </table:table-cell>
              <table:table-cell office:value-type="float" office:value="179.74042916298">
                <text:p>179.740429162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.286">
                <text:p>76.286</text:p>
              </table:table-cell>
              <table:table-cell office:value-type="float" office:value="182.21491098404">
                <text:p>182.214910984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.179">
                <text:p>75.179</text:p>
              </table:table-cell>
              <table:table-cell office:value-type="float" office:value="185.48972511292">
                <text:p>185.48972511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.229">
                <text:p>70.229</text:p>
              </table:table-cell>
              <table:table-cell office:value-type="float" office:value="187.91552615166">
                <text:p>187.91552615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.578">
                <text:p>76.578</text:p>
              </table:table-cell>
              <table:table-cell office:value-type="float" office:value="196.14780497551">
                <text:p>196.147804975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.701">
                <text:p>70.701</text:p>
              </table:table-cell>
              <table:table-cell office:value-type="float" office:value="198.75110411644">
                <text:p>198.751104116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.101">
                <text:p>77.101</text:p>
              </table:table-cell>
              <table:table-cell office:value-type="float" office:value="206.96781802177">
                <text:p>206.967818021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1.902">
                <text:p>71.902</text:p>
              </table:table-cell>
              <table:table-cell office:value-type="float" office:value="209.83681607246">
                <text:p>209.836816072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.777">
                <text:p>77.777</text:p>
              </table:table-cell>
              <table:table-cell office:value-type="float" office:value="213.2826359272">
                <text:p>213.28263592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.185">
                <text:p>78.185</text:p>
              </table:table-cell>
              <table:table-cell office:value-type="float" office:value="215.84947013855">
                <text:p>215.849470138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.274">
                <text:p>79.274</text:p>
              </table:table-cell>
              <table:table-cell office:value-type="float" office:value="219.44806694984">
                <text:p>219.448066949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.733">
                <text:p>78.733</text:p>
              </table:table-cell>
              <table:table-cell office:value-type="float" office:value="222.41521596909">
                <text:p>222.415215969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.55">
                <text:p>79.55</text:p>
              </table:table-cell>
              <table:table-cell office:value-type="float" office:value="230.82866811752">
                <text:p>230.828668117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.205">
                <text:p>80.205</text:p>
              </table:table-cell>
              <table:table-cell office:value-type="float" office:value="233.23984193802">
                <text:p>233.23984193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.525">
                <text:p>80.525</text:p>
              </table:table-cell>
              <table:table-cell office:value-type="float" office:value="236.66797494888">
                <text:p>236.667974948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.134">
                <text:p>81.134</text:p>
              </table:table-cell>
              <table:table-cell office:value-type="float" office:value="239.25274896622">
                <text:p>239.252748966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.603">
                <text:p>81.603</text:p>
              </table:table-cell>
              <table:table-cell office:value-type="float" office:value="242.71737003326">
                <text:p>242.717370033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.058">
                <text:p>82.058</text:p>
              </table:table-cell>
              <table:table-cell office:value-type="float" office:value="245.56279301643">
                <text:p>245.562793016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.536">
                <text:p>82.536</text:p>
              </table:table-cell>
              <table:table-cell office:value-type="float" office:value="249.12583494186">
                <text:p>249.125834941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3.143">
                <text:p>83.143</text:p>
              </table:table-cell>
              <table:table-cell office:value-type="float" office:value="251.66975593567">
                <text:p>251.66975593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.808">
                <text:p>83.808</text:p>
              </table:table-cell>
              <table:table-cell office:value-type="float" office:value="255.15076899529">
                <text:p>255.150768995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.215">
                <text:p>84.215</text:p>
              </table:table-cell>
              <table:table-cell office:value-type="float" office:value="258.21407413483">
                <text:p>258.214074134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.876">
                <text:p>84.876</text:p>
              </table:table-cell>
              <table:table-cell office:value-type="float" office:value="261.96271395683">
                <text:p>261.962713956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.335">
                <text:p>85.335</text:p>
              </table:table-cell>
              <table:table-cell office:value-type="float" office:value="264.45066308975">
                <text:p>264.450663089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.72">
                <text:p>85.72</text:p>
              </table:table-cell>
              <table:table-cell office:value-type="float" office:value="267.84577012062">
                <text:p>267.845770120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.842">
                <text:p>86.842</text:p>
              </table:table-cell>
              <table:table-cell office:value-type="float" office:value="270.24626111984">
                <text:p>270.246261119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.372">
                <text:p>87.372</text:p>
              </table:table-cell>
              <table:table-cell office:value-type="float" office:value="274.96256899834">
                <text:p>274.962568998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.977">
                <text:p>87.977</text:p>
              </table:table-cell>
              <table:table-cell office:value-type="float" office:value="277.44917106628">
                <text:p>277.449171066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.944">
                <text:p>88.944</text:p>
              </table:table-cell>
              <table:table-cell office:value-type="float" office:value="281.15337896347">
                <text:p>281.153378963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.034">
                <text:p>89.034</text:p>
              </table:table-cell>
              <table:table-cell office:value-type="float" office:value="283.56595611572">
                <text:p>283.56595611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.31">
                <text:p>90.31</text:p>
              </table:table-cell>
              <table:table-cell office:value-type="float" office:value="287.0638859272">
                <text:p>287.06388592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.479">
                <text:p>90.479</text:p>
              </table:table-cell>
              <table:table-cell office:value-type="float" office:value="289.61649799347">
                <text:p>289.616497993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.105">
                <text:p>91.105</text:p>
              </table:table-cell>
              <table:table-cell office:value-type="float" office:value="292.90205216408">
                <text:p>292.902052164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.897">
                <text:p>91.897</text:p>
              </table:table-cell>
              <table:table-cell office:value-type="float" office:value="295.37286400795">
                <text:p>295.372864007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.202">
                <text:p>92.202</text:p>
              </table:table-cell>
              <table:table-cell office:value-type="float" office:value="297.70308995247">
                <text:p>297.70308995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.779">
                <text:p>93.779</text:p>
              </table:table-cell>
              <table:table-cell office:value-type="float" office:value="301.14545893669">
                <text:p>301.145458936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.811">
                <text:p>93.811</text:p>
              </table:table-cell>
              <table:table-cell office:value-type="float" office:value="304.62649798393">
                <text:p>304.626497983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4.857">
                <text:p>94.857</text:p>
              </table:table-cell>
              <table:table-cell office:value-type="float" office:value="307.21830105782">
                <text:p>307.218301057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.172">
                <text:p>98.172</text:p>
              </table:table-cell>
              <table:table-cell office:value-type="float" office:value="310.59265208244">
                <text:p>310.592652082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.036">
                <text:p>96.036</text:p>
              </table:table-cell>
              <table:table-cell office:value-type="float" office:value="314.09504103661">
                <text:p>314.095041036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.416">
                <text:p>106.416</text:p>
              </table:table-cell>
              <table:table-cell office:value-type="float" office:value="316.67667198181">
                <text:p>316.676671981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.815">
                <text:p>99.815</text:p>
              </table:table-cell>
              <table:table-cell office:value-type="float" office:value="319.12368202209">
                <text:p>319.12368202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.746">
                <text:p>102.746</text:p>
              </table:table-cell>
              <table:table-cell office:value-type="float" office:value="322.48083400726">
                <text:p>322.480834007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.877">
                <text:p>111.877</text:p>
              </table:table-cell>
              <table:table-cell office:value-type="float" office:value="324.87204194069">
                <text:p>324.872041940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.677">
                <text:p>109.677</text:p>
              </table:table-cell>
              <table:table-cell office:value-type="float" office:value="328.37731003761">
                <text:p>328.37731003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4.508">
                <text:p>104.508</text:p>
              </table:table-cell>
              <table:table-cell office:value-type="float" office:value="330.93056797981">
                <text:p>330.930567979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.709">
                <text:p>106.709</text:p>
              </table:table-cell>
              <table:table-cell office:value-type="float" office:value="334.20888805389">
                <text:p>334.208888053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.937">
                <text:p>109.937</text:p>
              </table:table-cell>
              <table:table-cell office:value-type="float" office:value="336.84797716141">
                <text:p>336.847977161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.885">
                <text:p>106.885</text:p>
              </table:table-cell>
              <table:table-cell office:value-type="float" office:value="340.42040514946">
                <text:p>340.420405149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.89">
                <text:p>110.89</text:p>
              </table:table-cell>
              <table:table-cell office:value-type="float" office:value="343.16146802902">
                <text:p>343.161468029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.387">
                <text:p>113.387</text:p>
              </table:table-cell>
              <table:table-cell office:value-type="float" office:value="347.36114907265">
                <text:p>347.361149072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.531">
                <text:p>113.531</text:p>
              </table:table-cell>
              <table:table-cell office:value-type="float" office:value="349.73560810089">
                <text:p>349.735608100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3.558">
                <text:p>113.558</text:p>
              </table:table-cell>
              <table:table-cell office:value-type="float" office:value="353.31979203224">
                <text:p>353.31979203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.096">
                <text:p>114.096</text:p>
              </table:table-cell>
              <table:table-cell office:value-type="float" office:value="355.86933612823">
                <text:p>355.869336128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7.519">
                <text:p>117.519</text:p>
              </table:table-cell>
              <table:table-cell office:value-type="float" office:value="359.21421194077">
                <text:p>359.214211940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7.475">
                <text:p>117.475</text:p>
              </table:table-cell>
              <table:table-cell office:value-type="float" office:value="361.66534304619">
                <text:p>361.665343046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7.543">
                <text:p>117.543</text:p>
              </table:table-cell>
              <table:table-cell office:value-type="float" office:value="364.98523807526">
                <text:p>364.985238075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8.111">
                <text:p>118.111</text:p>
              </table:table-cell>
              <table:table-cell office:value-type="float" office:value="367.47195911407">
                <text:p>367.471959114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2.112">
                <text:p>122.112</text:p>
              </table:table-cell>
              <table:table-cell office:value-type="float" office:value="370.92701411247">
                <text:p>370.927014112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.186">
                <text:p>124.186</text:p>
              </table:table-cell>
              <table:table-cell office:value-type="float" office:value="373.51913309097">
                <text:p>373.519133090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7.214">
                <text:p>127.214</text:p>
              </table:table-cell>
              <table:table-cell office:value-type="float" office:value="376.75297904015">
                <text:p>376.752979040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.972">
                <text:p>123.972</text:p>
              </table:table-cell>
              <table:table-cell office:value-type="float" office:value="379.40043115616">
                <text:p>379.400431156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4.263">
                <text:p>124.263</text:p>
              </table:table-cell>
              <table:table-cell office:value-type="float" office:value="388.23306512833">
                <text:p>388.233065128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6.636">
                <text:p>126.636</text:p>
              </table:table-cell>
              <table:table-cell office:value-type="float" office:value="391.80942511559">
                <text:p>391.809425115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7.472">
                <text:p>127.472</text:p>
              </table:table-cell>
              <table:table-cell office:value-type="float" office:value="395.76429009438">
                <text:p>395.764290094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7.946">
                <text:p>127.946</text:p>
              </table:table-cell>
              <table:table-cell office:value-type="float" office:value="398.65953612328">
                <text:p>398.659536123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8.114">
                <text:p>128.114</text:p>
              </table:table-cell>
              <table:table-cell office:value-type="float" office:value="402.54495596886">
                <text:p>402.544955968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9.972">
                <text:p>129.972</text:p>
              </table:table-cell>
              <table:table-cell office:value-type="float" office:value="405.29478502274">
                <text:p>405.294785022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1.981">
                <text:p>131.981</text:p>
              </table:table-cell>
              <table:table-cell office:value-type="float" office:value="408.8827021122">
                <text:p>408.88270211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0.558">
                <text:p>130.558</text:p>
              </table:table-cell>
              <table:table-cell office:value-type="float" office:value="411.36714696884">
                <text:p>411.367146968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0.891">
                <text:p>130.891</text:p>
              </table:table-cell>
              <table:table-cell office:value-type="float" office:value="414.54046106339">
                <text:p>414.540461063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0.916">
                <text:p>130.916</text:p>
              </table:table-cell>
              <table:table-cell office:value-type="float" office:value="421.94097304344">
                <text:p>421.94097304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2.169">
                <text:p>132.169</text:p>
              </table:table-cell>
              <table:table-cell office:value-type="float" office:value="425.46672606468">
                <text:p>425.466726064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2.575">
                <text:p>132.575</text:p>
              </table:table-cell>
              <table:table-cell office:value-type="float" office:value="432.82569909096">
                <text:p>432.825699090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3.031">
                <text:p>133.031</text:p>
              </table:table-cell>
              <table:table-cell office:value-type="float" office:value="436.23351597786">
                <text:p>436.233515977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3.124">
                <text:p>133.124</text:p>
              </table:table-cell>
              <table:table-cell office:value-type="float" office:value="438.72887015343">
                <text:p>438.728870153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5.842">
                <text:p>135.842</text:p>
              </table:table-cell>
              <table:table-cell office:value-type="float" office:value="442.28208899498">
                <text:p>442.282088994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5.049">
                <text:p>135.049</text:p>
              </table:table-cell>
              <table:table-cell office:value-type="float" office:value="445.82143306732">
                <text:p>445.821433067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5.469">
                <text:p>135.469</text:p>
              </table:table-cell>
              <table:table-cell office:value-type="float" office:value="449.19188594818">
                <text:p>449.191885948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6.224">
                <text:p>136.224</text:p>
              </table:table-cell>
              <table:table-cell office:value-type="float" office:value="451.61717009544">
                <text:p>451.617170095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.469">
                <text:p>136.469</text:p>
              </table:table-cell>
              <table:table-cell office:value-type="float" office:value="455.1089990139">
                <text:p>455.10899901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8.261">
                <text:p>138.261</text:p>
              </table:table-cell>
              <table:table-cell office:value-type="float" office:value="457.68755412102">
                <text:p>457.687554121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8.828">
                <text:p>138.828</text:p>
              </table:table-cell>
              <table:table-cell office:value-type="float" office:value="461.06035900116">
                <text:p>461.06035900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.966">
                <text:p>138.966</text:p>
              </table:table-cell>
              <table:table-cell office:value-type="float" office:value="463.90456104279">
                <text:p>463.904561042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.098">
                <text:p>139.098</text:p>
              </table:table-cell>
              <table:table-cell office:value-type="float" office:value="467.55366802216">
                <text:p>467.553668022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.372">
                <text:p>139.372</text:p>
              </table:table-cell>
              <table:table-cell office:value-type="float" office:value="469.9184961319">
                <text:p>469.91849613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.564">
                <text:p>141.564</text:p>
              </table:table-cell>
              <table:table-cell office:value-type="float" office:value="473.23001599312">
                <text:p>473.230015993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.084">
                <text:p>142.084</text:p>
              </table:table-cell>
              <table:table-cell office:value-type="float" office:value="475.77369499207">
                <text:p>475.773694992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2.108">
                <text:p>142.108</text:p>
              </table:table-cell>
              <table:table-cell office:value-type="float" office:value="479.19401502609">
                <text:p>479.194015026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.345">
                <text:p>142.345</text:p>
              </table:table-cell>
              <table:table-cell office:value-type="float" office:value="483.05506205559">
                <text:p>483.055062055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.571">
                <text:p>142.571</text:p>
              </table:table-cell>
              <table:table-cell office:value-type="float" office:value="485.87448310852">
                <text:p>485.874483108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.16">
                <text:p>145.16</text:p>
              </table:table-cell>
              <table:table-cell office:value-type="float" office:value="489.34478402138">
                <text:p>489.344784021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.643">
                <text:p>145.643</text:p>
              </table:table-cell>
              <table:table-cell office:value-type="float" office:value="491.9003610611">
                <text:p>491.9003610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.677">
                <text:p>145.677</text:p>
              </table:table-cell>
              <table:table-cell office:value-type="float" office:value="495.22586894035">
                <text:p>495.225868940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.104">
                <text:p>146.104</text:p>
              </table:table-cell>
              <table:table-cell office:value-type="float" office:value="499.63939094543">
                <text:p>499.639390945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.128">
                <text:p>146.128</text:p>
              </table:table-cell>
              <table:table-cell office:value-type="float" office:value="505.25744605064">
                <text:p>505.257446050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.888">
                <text:p>147.888</text:p>
              </table:table-cell>
              <table:table-cell office:value-type="float" office:value="508.23316216469">
                <text:p>508.233162164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.205">
                <text:p>148.205</text:p>
              </table:table-cell>
              <table:table-cell office:value-type="float" office:value="512.66104912758">
                <text:p>512.661049127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.242">
                <text:p>148.242</text:p>
              </table:table-cell>
              <table:table-cell office:value-type="float" office:value="516.24842596054">
                <text:p>516.248425960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.006">
                <text:p>150.006</text:p>
              </table:table-cell>
              <table:table-cell office:value-type="float" office:value="526.2171189785">
                <text:p>526.21711897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8.539">
                <text:p>148.539</text:p>
              </table:table-cell>
              <table:table-cell office:value-type="float" office:value="528.69219303131">
                <text:p>528.692193031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.857">
                <text:p>149.857</text:p>
              </table:table-cell>
              <table:table-cell office:value-type="float" office:value="532.14590406418">
                <text:p>532.145904064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0.133">
                <text:p>150.133</text:p>
              </table:table-cell>
              <table:table-cell office:value-type="float" office:value="535.2265651226">
                <text:p>535.22656512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0.259">
                <text:p>150.259</text:p>
              </table:table-cell>
              <table:table-cell office:value-type="float" office:value="540.81312513351">
                <text:p>540.813125133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1.687">
                <text:p>151.687</text:p>
              </table:table-cell>
              <table:table-cell office:value-type="float" office:value="545.81765198708">
                <text:p>545.817651987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2.266">
                <text:p>152.266</text:p>
              </table:table-cell>
              <table:table-cell office:value-type="float" office:value="555.30826807022">
                <text:p>555.308268070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2.29">
                <text:p>152.29</text:p>
              </table:table-cell>
              <table:table-cell office:value-type="float" office:value="561.9535651207">
                <text:p>561.95356512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2.496">
                <text:p>152.496</text:p>
              </table:table-cell>
              <table:table-cell office:value-type="float" office:value="566.11022496223">
                <text:p>566.110224962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4.839">
                <text:p>154.839</text:p>
              </table:table-cell>
              <table:table-cell office:value-type="float" office:value="570.15429115295">
                <text:p>570.15429115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.897">
                <text:p>154.897</text:p>
              </table:table-cell>
              <table:table-cell office:value-type="float" office:value="577.14948797226">
                <text:p>577.149487972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5.353">
                <text:p>155.353</text:p>
              </table:table-cell>
              <table:table-cell office:value-type="float" office:value="581.97039699554">
                <text:p>581.970396995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5.307">
                <text:p>155.307</text:p>
              </table:table-cell>
              <table:table-cell office:value-type="float" office:value="586.3180501461">
                <text:p>586.31805014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5.569">
                <text:p>155.569</text:p>
              </table:table-cell>
              <table:table-cell office:value-type="float" office:value="588.81362009048">
                <text:p>588.813620090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.451">
                <text:p>157.451</text:p>
              </table:table-cell>
              <table:table-cell office:value-type="float" office:value="593.02407503128">
                <text:p>593.024075031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7.491">
                <text:p>157.491</text:p>
              </table:table-cell>
              <table:table-cell office:value-type="float" office:value="596.76807713509">
                <text:p>596.768077135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7.858">
                <text:p>157.858</text:p>
              </table:table-cell>
              <table:table-cell office:value-type="float" office:value="602.97367501259">
                <text:p>602.973675012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7.895">
                <text:p>157.895</text:p>
              </table:table-cell>
              <table:table-cell office:value-type="float" office:value="607.06642007828">
                <text:p>607.066420078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8.007">
                <text:p>158.007</text:p>
              </table:table-cell>
              <table:table-cell office:value-type="float" office:value="610.03127098083">
                <text:p>610.031270980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9.804">
                <text:p>159.804</text:p>
              </table:table-cell>
              <table:table-cell office:value-type="float" office:value="615.35587501526">
                <text:p>615.355875015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9.9">
                <text:p>159.9</text:p>
              </table:table-cell>
              <table:table-cell office:value-type="float" office:value="618.23643493652">
                <text:p>618.236434936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0.274">
                <text:p>160.274</text:p>
              </table:table-cell>
              <table:table-cell office:value-type="float" office:value="622.36622309685">
                <text:p>622.366223096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0.38">
                <text:p>160.38</text:p>
              </table:table-cell>
              <table:table-cell office:value-type="float" office:value="625.00674700737">
                <text:p>625.006747007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0.534">
                <text:p>160.534</text:p>
              </table:table-cell>
              <table:table-cell office:value-type="float" office:value="629.00055909157">
                <text:p>629.000559091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2.129">
                <text:p>162.129</text:p>
              </table:table-cell>
              <table:table-cell office:value-type="float" office:value="631.35482907295">
                <text:p>631.354829072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2.18">
                <text:p>162.18</text:p>
              </table:table-cell>
              <table:table-cell office:value-type="float" office:value="636.16190099716">
                <text:p>636.161900997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2.48">
                <text:p>162.48</text:p>
              </table:table-cell>
              <table:table-cell office:value-type="float" office:value="638.72397398949">
                <text:p>638.723973989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2.72">
                <text:p>162.72</text:p>
              </table:table-cell>
              <table:table-cell office:value-type="float" office:value="642.30829715729">
                <text:p>642.308297157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2.916">
                <text:p>162.916</text:p>
              </table:table-cell>
              <table:table-cell office:value-type="float" office:value="645.37477397919">
                <text:p>645.374773979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4.648">
                <text:p>164.648</text:p>
              </table:table-cell>
              <table:table-cell office:value-type="float" office:value="649.01892614365">
                <text:p>649.018926143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4.532">
                <text:p>164.532</text:p>
              </table:table-cell>
              <table:table-cell office:value-type="float" office:value="651.83885407448">
                <text:p>651.838854074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4.9">
                <text:p>164.9</text:p>
              </table:table-cell>
              <table:table-cell office:value-type="float" office:value="657.98109292984">
                <text:p>657.981092929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5.061">
                <text:p>165.061</text:p>
              </table:table-cell>
              <table:table-cell office:value-type="float" office:value="660.81424093246">
                <text:p>660.814240932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5.24">
                <text:p>165.24</text:p>
              </table:table-cell>
              <table:table-cell office:value-type="float" office:value="664.10181498528">
                <text:p>664.101814985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6.837">
                <text:p>166.837</text:p>
              </table:table-cell>
              <table:table-cell office:value-type="float" office:value="666.54960799217">
                <text:p>666.549607992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8.483">
                <text:p>168.483</text:p>
              </table:table-cell>
              <table:table-cell office:value-type="float" office:value="669.9806330204">
                <text:p>669.98063302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7.243">
                <text:p>167.243</text:p>
              </table:table-cell>
              <table:table-cell office:value-type="float" office:value="672.26378011703">
                <text:p>672.263780117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8.887">
                <text:p>168.887</text:p>
              </table:table-cell>
              <table:table-cell office:value-type="float" office:value="675.43558311462">
                <text:p>675.435583114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7.699">
                <text:p>167.699</text:p>
              </table:table-cell>
              <table:table-cell office:value-type="float" office:value="677.74738812447">
                <text:p>677.747388124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9.463">
                <text:p>169.463</text:p>
              </table:table-cell>
              <table:table-cell office:value-type="float" office:value="680.92643213272">
                <text:p>680.926432132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.024">
                <text:p>170.024</text:p>
              </table:table-cell>
              <table:table-cell office:value-type="float" office:value="683.24340295792">
                <text:p>683.243402957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.346">
                <text:p>170.346</text:p>
              </table:table-cell>
              <table:table-cell office:value-type="float" office:value="686.44604611397">
                <text:p>686.446046113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1.033">
                <text:p>171.033</text:p>
              </table:table-cell>
              <table:table-cell office:value-type="float" office:value="688.87149214745">
                <text:p>688.871492147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1.501">
                <text:p>171.501</text:p>
              </table:table-cell>
              <table:table-cell office:value-type="float" office:value="692.08768606186">
                <text:p>692.087686061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2.258">
                <text:p>172.258</text:p>
              </table:table-cell>
              <table:table-cell office:value-type="float" office:value="694.46106696129">
                <text:p>694.461066961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2.862">
                <text:p>172.862</text:p>
              </table:table-cell>
              <table:table-cell office:value-type="float" office:value="697.91503214836">
                <text:p>697.915032148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3.327">
                <text:p>173.327</text:p>
              </table:table-cell>
              <table:table-cell office:value-type="float" office:value="700.50017404556">
                <text:p>700.500174045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4.004">
                <text:p>174.004</text:p>
              </table:table-cell>
              <table:table-cell office:value-type="float" office:value="704.15656399727">
                <text:p>704.156563997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4.816">
                <text:p>174.816</text:p>
              </table:table-cell>
              <table:table-cell office:value-type="float" office:value="706.46318793297">
                <text:p>706.463187932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5.212">
                <text:p>175.212</text:p>
              </table:table-cell>
              <table:table-cell office:value-type="float" office:value="709.51280498505">
                <text:p>709.512804985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5.535">
                <text:p>175.535</text:p>
              </table:table-cell>
              <table:table-cell office:value-type="float" office:value="711.79067111015">
                <text:p>711.79067111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